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label-ranges>
        <table:label-range table:label-cell-range-address="Sheet1.C1:Sheet1.C1" table:data-cell-range-address="Sheet1.C2:Sheet1.C1048576" table:orientation="column"/>
        <table:label-range table:label-cell-range-address="Sheet1.B1:Sheet1.B1048576" table:data-cell-range-address="Sheet1.C1:Sheet1.AMJ1048576" table:orientation="row"/>
        <table:label-range table:label-cell-range-address="Sheet1.A1:Sheet1.A1048576" table:data-cell-range-address="Sheet1.B1:Sheet1.AMJ1048576" table:orientation="row"/>
        <table:label-range table:label-cell-range-address="Sheet1.D1:Sheet1.D1048576" table:data-cell-range-address="Sheet1.E1:Sheet1.AMJ1048576" table:orientation="row"/>
      </table:label-ranges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<text:s/>FirstName</text:p>
          </table:table-cell>
          <table:table-cell office:value-type="string">
            <text:p>LastName</text:p>
          </table:table-cell>
          <table:table-cell office:value-type="string">
            <text:p>Phon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string">
            <text:p>Dylan</text:p>
          </table:table-cell>
          <table:table-cell office:value-type="string">
            <text:p>Lee</text:p>
          </table:table-cell>
          <table:table-cell office:value-type="float" office:value="123456789">
            <text:p>123456789</text:p>
          </table:table-cell>
          <table:table-cell office:value-type="string">
            <text:p>Beaverton</text:p>
          </table:table-cell>
        </table:table-row>
        <table:table-row table:style-name="ro2">
          <table:table-cell office:value-type="string">
            <text:p>Jane</text:p>
          </table:table-cell>
          <table:table-cell office:value-type="string">
            <text:p>Doe</text:p>
          </table:table-cell>
          <table:table-cell office:value-type="float" office:value="987654321">
            <text:p>987654321</text:p>
          </table:table-cell>
          <table:table-cell office:value-type="string">
            <text:p>Portland</text:p>
          </table:table-cell>
        </table:table-row>
        <table:table-row table:style-name="ro1">
          <table:table-cell office:value-type="string">
            <text:p>Tim</text:p>
          </table:table-cell>
          <table:table-cell office:value-type="string">
            <text:p>Smith</text:p>
          </table:table-cell>
          <table:table-cell office:value-type="float" office:value="654987321">
            <text:p>654987321</text:p>
          </table:table-cell>
          <table:table-cell office:value-type="string">
            <text:p>Milwaukie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named-expressions>
        <table:named-range table:name="FirstName" table:base-cell-address="$Sheet1.$A$1" table:cell-range-address="$Sheet1.$A$2:.$A$1048576"/>
        <table:named-range table:name="LastName" table:base-cell-address="$Sheet1.$B$1" table:cell-range-address="$Sheet1.$B$2: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12/29/2017</text:date>, <text:time>12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Lee</meta:initial-creator>
    <meta:creation-date>2017-12-28T20:38:22.96</meta:creation-date>
    <dc:date>2017-12-29T12:25:34.24</dc:date>
    <dc:creator>Dylan Lee</dc:creator>
    <meta:editing-duration>PT32M</meta:editing-duration>
    <meta:editing-cycles>2</meta:editing-cycles>
    <meta:generator>OpenOffice/4.1.4$Win32 OpenOffice.org_project/414m5$Build-9788</meta:generator>
    <meta:document-statistic meta:table-count="3" meta:cell-count="16" meta:object-count="0"/>
  </office:meta>
</office:document-meta>
</file>